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463cm" fo:min-width="16.48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color="#ef413d" draw:fill-gradient-name="Gradient_20_10" draw:opacity="50%" draw:textarea-horizontal-align="justify" draw:textarea-vertical-align="top" draw:auto-grow-height="false" fo:min-height="4.923cm" fo:min-width="15.21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2.008cm" fo:min-width="2.01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68e76" draw:textarea-horizontal-align="justify" draw:textarea-vertical-align="middle" draw:auto-grow-height="false" fo:min-height="2.028cm" fo:min-width="1.57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ccfb7" draw:textarea-horizontal-align="justify" draw:textarea-vertical-align="middle" draw:auto-grow-height="false" fo:min-height="2.07cm" fo:min-width="1.18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2.008cm" fo:min-width="1.885cm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draw:marker-end="Rounded_20_short_20_Arrow" draw:fill="none" draw:textarea-vertical-align="middle"/>
    </style:style>
    <style:style style:name="gr8" style:family="graphic" style:parent-style-name="objectwithoutfill">
      <style:graphic-properties draw:marker-end="Rounded_20_short_20_Arrow" draw:fill="none" draw:textarea-vertical-align="middle"/>
    </style:style>
    <style:style style:name="gr9" style:family="graphic" style:parent-style-name="objectwithoutfill">
      <style:graphic-properties draw:stroke="solid" draw:stroke-dash="Ultrafine_20_Dotted_20__28_var_29_" draw:marker-start="" draw:fill="none" draw:textarea-vertical-align="middle"/>
    </style:style>
    <style:style style:name="gr10" style:family="graphic" style:parent-style-name="objectwithoutfill">
      <style:graphic-properties draw:stroke="solid" draw:stroke-dash="Ultrafine_20_Dotted_20__28_var_29_" draw:marker-start="Rounded_20_short_20_Arrow" draw:marker-end="" draw:fill="none" draw:textarea-vertical-align="middle"/>
    </style:style>
    <style:style style:name="gr11" style:family="graphic" style:parent-style-name="objectwithoutfill">
      <style:graphic-properties draw:stroke="solid" draw:stroke-dash="Ultrafine_20_Dotted_20__28_var_29_" draw:marker-start="Rounded_20_short_20_Arrow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otted_20__28_var_29_" draw:marker-start="" draw:fill="none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766cm" fo:min-width="1.405cm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-color="#fffbcc" draw:textarea-horizontal-align="justify" draw:textarea-vertical-align="middle" draw:auto-grow-height="false" fo:min-height="0.258cm" fo:min-width="2.54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528cm" fo:min-width="2.54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1.401cm" fo:min-width="1.913cm" fo:padding-top="0.142cm" fo:padding-bottom="0.142cm" fo:padding-left="0.267cm" fo:padding-right="0.267cm"/>
    </style:style>
    <style:style style:name="gr17" style:family="graphic" style:parent-style-name="standard">
      <style:graphic-properties svg:stroke-width="0.028cm" svg:stroke-color="#000000" draw:marker-start="Rounded_20_short_20_Arrow" draw:marker-start-width="0.242cm" draw:marker-end="Rounded_20_short_20_Arrow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end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="gradient" draw:fill-color="#ef413d" draw:fill-gradient-name="Gradient_20_10" draw:opacity="50%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bcaed5"/>
      <style:paragraph-properties fo:text-align="center"/>
      <style:text-properties fo:font-size="14pt"/>
    </style:style>
    <style:style style:name="P7" style:family="paragraph">
      <loext:graphic-properties draw:fill-color="#f68e76"/>
      <style:paragraph-properties fo:text-align="center"/>
      <style:text-properties fo:font-size="14pt"/>
    </style:style>
    <style:style style:name="P8" style:family="paragraph">
      <loext:graphic-properties draw:fill-color="#8ccfb7"/>
      <style:paragraph-properties fo:text-align="center"/>
      <style:text-properties fo:font-size="14pt"/>
    </style:style>
    <style:style style:name="P9" style:family="paragraph">
      <loext:graphic-properties draw:fill-color="#7da7d8"/>
      <style:paragraph-properties fo:text-align="center"/>
      <style:text-properties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/>
    </style:style>
    <style:style style:name="P13" style:family="paragraph">
      <loext:graphic-properties draw:fill="none"/>
      <style:paragraph-properties fo:text-align="center"/>
      <style:text-properties fo:font-size="10pt"/>
    </style:style>
    <style:style style:name="P14" style:family="paragraph">
      <loext:graphic-properties draw:fill="solid" draw:fill-color="#808080"/>
      <style:paragraph-properties fo:text-align="center"/>
      <style:text-properties fo:font-size="14pt"/>
    </style:style>
    <style:style style:name="P15" style:family="paragraph">
      <loext:graphic-properties draw:fill-color="#fffbcc"/>
      <style:paragraph-properties fo:text-align="center"/>
      <style:text-properties fo:font-size="14pt"/>
    </style:style>
    <style:style style:name="P16" style:family="paragraph">
      <loext:graphic-properties draw:fill-color="#dddddd"/>
      <style:paragraph-properties fo:text-align="center"/>
      <style:text-properties fo:font-size="14pt"/>
    </style:style>
    <style:style style:name="P17" style:family="paragraph">
      <loext:graphic-properties draw:fill-color="#999999"/>
      <style:paragraph-properties fo:text-align="center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018cm" svg:height="7.747cm" svg:x="1.889cm" svg:y="2.524cm">
          <text:p text:style-name="P1">System on Chi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748cm" svg:height="5.207cm" svg:x="2.397cm" svg:y="2.778cm">
          <text:p text:style-name="P3">Programmable Logic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794cm" svg:height="2.54cm" svg:x="3.159cm" svg:y="3.794cm">
          <text:p text:style-name="P5"><text:span text:style-name="T1">Conv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.337cm" svg:height="2.54cm" svg:x="6.715cm" svg:y="3.794cm">
          <text:p text:style-name="P5"><text:span text:style-name="T1">Activation</text:span></text:p>
          <text:p text:style-name="P5"><text:span text:style-name="T1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905cm" svg:height="2.54cm" svg:x="9.763cm" svg:y="3.794cm">
          <text:p text:style-name="P5"><text:span text:style-name="T1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667cm" svg:height="2.54cm" svg:x="15.097cm" svg:y="3.794cm">
          <text:p text:style-name="P5"><text:span text:style-name="T1">Fully</text:span></text:p>
          <text:p text:style-name="P5"><text:span text:style-name="T1">Conn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0" draw:layer="layout" svg:x1="11.668cm" svg:y1="5.064cm" svg:x2="15.097cm" svg:y2="5.064cm">
          <text:p text:style-name="P5">…</text:p>
        </draw:line>
        <draw:line draw:style-name="gr8" draw:text-style-name="P10" draw:layer="layout" svg:x1="9.052cm" svg:y1="5.064cm" svg:x2="9.814cm" svg:y2="5.064cm">
          <text:p/>
        </draw:line>
        <draw:line draw:style-name="gr8" draw:text-style-name="P10" draw:layer="layout" svg:x1="5.953cm" svg:y1="5.064cm" svg:x2="6.715cm" svg:y2="5.064cm">
          <text:p/>
        </draw:line>
        <draw:line draw:style-name="gr9" draw:text-style-name="P10" draw:layer="layout" svg:x1="16.494cm" svg:y1="6.334cm" svg:x2="16.494cm" svg:y2="7.223cm">
          <text:p/>
        </draw:line>
        <draw:line draw:style-name="gr10" draw:text-style-name="P12" draw:layer="layout" svg:x1="11.287cm" svg:y1="7.223cm" svg:x2="16.494cm" svg:y2="7.223cm">
          <text:p text:style-name="P11"><text:span text:style-name="T2">Classifications</text:span></text:p>
          <text:p text:style-name="P11"><text:span text:style-name="T2"/></text:p>
        </draw:line>
        <draw:line draw:style-name="gr11" draw:text-style-name="P10" draw:layer="layout" svg:x1="4.556cm" svg:y1="6.334cm" svg:x2="4.556cm" svg:y2="7.223cm">
          <text:p/>
        </draw:line>
        <draw:line draw:style-name="gr12" draw:text-style-name="P13" draw:layer="layout" svg:x1="4.556cm" svg:y1="7.223cm" svg:x2="9.509cm" svg:y2="7.223cm">
          <text:p text:style-name="P5"><text:span text:style-name="T2">Images</text:span></text:p>
          <text:p text:style-name="P5"><text:span text:style-name="T2"/></text:p>
        </draw:line>
        <draw:custom-shape draw:style-name="gr13" draw:text-style-name="P14" xml:id="id3" draw:id="id3" draw:layer="layout" svg:width="1.905cm" svg:height="1.016cm" svg:x="9.334cm" svg:y="6.969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048cm" svg:height="0.508cm" svg:x="3.561cm" svg:y="7.471cm">
          <text:p text:style-name="P5"><text:span text:style-name="T1">Memory Map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" draw:id="id1" draw:layer="layout" svg:width="3.048cm" svg:height="1.778cm" svg:x="3.561cm" svg:y="7.979cm">
          <text:p text:style-name="P5"><text:span text:style-name="T1">Processing</text:span></text:p>
          <text:p text:style-name="P5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xml:id="id2" draw:id="id2" draw:layer="layout" svg:width="2.413cm" svg:height="1.651cm" svg:x="9.082cm" svg:y="10.752cm">
          <text:p text:style-name="P5"><text:span text:style-name="T1">Off-Chip</text:span></text:p>
          <text:p text:style-name="P5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6.609cm" svg:y1="8.868cm" svg:x2="10.288cm" svg:y2="10.752cm" draw:start-shape="id1" draw:start-glue-point="1" draw:end-shape="id2" draw:end-glue-point="0" svg:d="M6609 8868h3679v1884" svg:viewBox="0 0 3680 1885">
          <text:p/>
        </draw:connector>
        <draw:connector draw:style-name="gr17" draw:text-style-name="P5" draw:layer="layout" svg:x1="10.286cm" svg:y1="7.985cm" svg:x2="10.288cm" svg:y2="10.752cm" draw:start-shape="id3" draw:start-glue-point="2" draw:end-shape="id2" draw:end-glue-point="0" svg:d="M10286 7985v1383h2v1384" svg:viewBox="0 0 3 2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rectangular" draw:cx="50%" draw:cy="50%" draw:start-color="#ffffff" draw:end-color="#1c1c1c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3:38:31.965879143</meta:creation-date>
    <dc:date>2019-12-08T01:56:13.566006612</dc:date>
    <meta:editing-duration>PT13M59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